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3838f" officeooo:paragraph-rsid="0013838f"/>
    </style:style>
    <style:style style:name="P2" style:family="paragraph" style:parent-style-name="Text_20_body">
      <style:text-properties officeooo:rsid="0013838f" officeooo:paragraph-rsid="0013838f"/>
    </style:style>
    <style:style style:name="P3" style:family="paragraph" style:parent-style-name="Text_20_body">
      <style:text-properties officeooo:paragraph-rsid="0013838f"/>
    </style:style>
    <style:style style:name="P4" style:family="paragraph" style:parent-style-name="Title">
      <style:text-properties officeooo:rsid="0014b3a0" officeooo:paragraph-rsid="0014b3a0"/>
    </style:style>
    <style:style style:name="P5" style:family="paragraph" style:parent-style-name="Heading_20_1">
      <style:paragraph-properties fo:break-before="page"/>
      <style:text-properties officeooo:rsid="0013838f" officeooo:paragraph-rsid="0013838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able_20_Contents">
      <style:text-properties officeooo:rsid="0014b3a0" officeooo:paragraph-rsid="0014b3a0"/>
    </style:style>
    <style:style style:name="P8" style:family="paragraph" style:parent-style-name="Text_20_body">
      <style:text-properties officeooo:rsid="0014b3a0" officeooo:paragraph-rsid="0014b3a0"/>
    </style:style>
    <style:style style:name="P9" style:family="paragraph" style:parent-style-name="Text_20_body">
      <style:text-properties officeooo:rsid="0015fde3" officeooo:paragraph-rsid="0015fd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visão e faturamento</text:p>
      <text:p text:style-name="P2"/>
      <text:h text:style-name="P5" text:outline-level="1">Versão do Projeto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Autor</text:p>
          </table:table-cell>
          <table:table-cell table:style-name="Tabela1.C1" office:value-type="string">
            <text:p text:style-name="P1">Versão</text:p>
          </table:table-cell>
        </table:table-row>
        <table:table-row>
          <table:table-cell table:style-name="Tabela1.A2" office:value-type="string">
            <text:p text:style-name="P7">25/06/23</text:p>
          </table:table-cell>
          <table:table-cell table:style-name="Tabela1.A2" office:value-type="string">
            <text:p text:style-name="P7">Anderson</text:p>
          </table:table-cell>
          <table:table-cell table:style-name="Tabela1.C2" office:value-type="string">
            <text:p text:style-name="P7">0.1</text:p>
          </table:table-cell>
        </table:table-row>
      </table:table>
      <text:p text:style-name="P3"/>
      <text:p text:style-name="P3"/>
      <text:h text:style-name="P5" text:outline-level="1">Índice</text:h>
      <text:p text:style-name="P3"/>
      <text:h text:style-name="P6" text:outline-level="1">1. Visão geral</text:h>
      <text:p text:style-name="P8">Criar um aplicativo para lançamento de valores para faturamento de valores contratuais e demais negociações de reajuste anual.</text:p>
      <text:h text:style-name="Heading_20_2" text:outline-level="2">1.1 Introdução</text:h>
      <text:p text:style-name="P9">O setor de faturamento de uma empresa necessita de um sistema para controlar o faturamento mensal de seus contratos de prestação de serviços e controlar os reajustes contratuais que podem ou não ser parcelados mediante negociação com clientes.</text:p>
      <text:h text:style-name="Heading_20_2" text:outline-level="2">1.2 O sistema</text:h>
      <text:p text:style-name="P9">O sistema precisa mostrar o faturamento mensal dos contratos, data limite para faturar e mostrar as notas ficais que foram emitidas no mês de faturamento e listar as parcelas de reajuste contratual.</text:p>
      <text:h text:style-name="Heading_20_3" text:outline-level="3">1.2.1 Plataformas de atuação</text:h>
      <text:p text:style-name="P9">O sistema deve ser feito para rodar em navegadores web.</text:p>
      <text:h text:style-name="Heading_20_2" text:outline-level="2">1.3 Publico alvo</text:h>
      <text:p text:style-name="P9">Coordenadores e funcionários que atuam no setor de faturamento de contratos mensais de prestação de serviço.</text:p>
      <text:h text:style-name="Heading_20_1" text:outline-level="1">2 Funcionalidades</text:h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6:49:19.009992394</meta:creation-date>
    <dc:date>2023-06-25T22:45:35.024234196</dc:date>
    <meta:editing-duration>PT3H53M56S</meta:editing-duration>
    <meta:editing-cycles>3</meta:editing-cycles>
    <meta:generator>LibreOffice/7.5.4.2$Linux_X86_64 LibreOffice_project/f5df176c80caea84288e6d2ddbbc413e4968a422</meta:generator>
    <meta:document-statistic meta:table-count="1" meta:image-count="0" meta:object-count="0" meta:page-count="4" meta:paragraph-count="20" meta:word-count="144" meta:character-count="911" meta:non-whitespace-character-count="787"/>
  </office:meta>
</office:document-meta>
</file>